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6"/>
    <style:style style:name="ce4" style:family="table-cell" style:parent-style-name="Default" style:data-style-name="N121"/>
    <style:style style:name="ce5" style:family="table-cell" style:parent-style-name="Default" style:data-style-name="N128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Swagger</text:p>
          </table:table-cell>
          <table:table-cell office:value-type="string" calcext:value-type="string">
            <text:p>NeoIDL</text:p>
          </table:table-cell>
          <table:table-cell table:number-columns-repeated="2" table:style-name="ce1" office:value-type="string" calcext:value-type="string">
            <text:p>Redução</text:p>
          </table:table-cell>
          <table:table-cell office:value-type="string" calcext:value-type="string">
            <text:p>Modulos</text:p>
          </table:table-cell>
          <table:table-cell office:value-type="string" calcext:value-type="string">
            <text:p>Atributos</text:p>
          </table:table-cell>
          <table:table-cell office:value-type="string" calcext:value-type="string">
            <text:p>Servicos</text:p>
          </table:table-cell>
          <table:table-cell office:value-type="string" calcext:value-type="string">
            <text:p>Capacidades</text:p>
          </table:table-cell>
          <table:table-cell office:value-type="string" calcext:value-type="string">
            <text:p>Atribut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paNeuronSAD </text:p>
          </table:table-cell>
          <table:table-cell office:value-type="float" office:value="367" calcext:value-type="float">
            <text:p>367</text:p>
          </table:table-cell>
          <table:table-cell office:value-type="float" office:value="112" calcext:value-type="float">
            <text:p>112</text:p>
          </table:table-cell>
          <table:table-cell table:style-name="ce1" office:value-type="percentage" office:value="30.51" calcext:value-type="percentage">
            <text:p>3051.00%</text:p>
          </table:table-cell>
          <table:table-cell table:style-name="ce1" table:formula="of:=[.D2]/100" office:value-type="percentage" office:value="0.3051" calcext:value-type="percentage">
            <text:p>30.51%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F2]+[.G2]+[.I2]+[.J2]" office:value-type="float" office:value="69" calcext:value-type="float">
            <text:p>69</text:p>
          </table:table-cell>
          <table:table-cell table:style-name="ce3" table:formula="of:=[.K2]/[.B2]" office:value-type="float" office:value="0.188010899182561" calcext:value-type="float">
            <text:p>0.188011</text:p>
          </table:table-cell>
          <table:table-cell table:style-name="ce4" table:formula="of:=[.G2]/[.F2]" office:value-type="float" office:value="3.5" calcext:value-type="float">
            <text:p>3.500</text:p>
          </table:table-cell>
          <table:table-cell table:style-name="ce4" table:formula="of:=[.J2]/[.I2]" office:value-type="float" office:value="3.63636363636364" calcext:value-type="float">
            <text:p>3.636</text:p>
          </table:table-cell>
          <table:table-cell table:style-name="ce5" table:formula="of:=([.J2]+[.G2])/[.B2]" office:value-type="float" office:value="0.147138964577657" calcext:value-type="float">
            <text:p>0.1471</text:p>
          </table:table-cell>
          <table:table-cell table:style-name="ce3" table:formula="of:=([.J2]+[.G2])/([.I2]+[.F2])" office:value-type="float" office:value="3.6" calcext:value-type="float">
            <text:p>3.600000</text:p>
          </table:table-cell>
          <table:table-cell table:style-name="ce3" table:formula="of:=[.P2]/[.B2]" office:value-type="float" office:value="0.00980926430517711" calcext:value-type="float">
            <text:p>0.009809</text:p>
          </table:table-cell>
          <table:table-cell table:style-name="ce3"/>
        </table:table-row>
        <table:table-row table:style-name="ro1">
          <table:table-cell office:value-type="string" calcext:value-type="string">
            <text:p>EventoNeuronSAD </text:p>
          </table:table-cell>
          <table:table-cell office:value-type="float" office:value="1252" calcext:value-type="float">
            <text:p>1252</text:p>
          </table:table-cell>
          <table:table-cell office:value-type="float" office:value="386" calcext:value-type="float">
            <text:p>386</text:p>
          </table:table-cell>
          <table:table-cell table:style-name="ce1" office:value-type="percentage" office:value="30.83" calcext:value-type="percentage">
            <text:p>3083.00%</text:p>
          </table:table-cell>
          <table:table-cell table:style-name="ce1" table:formula="of:=[.D3]/100" office:value-type="percentage" office:value="0.3083" calcext:value-type="percentage">
            <text:p>30.83%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formula="of:=[.F3]+[.G3]+[.I3]+[.J3]" office:value-type="float" office:value="271" calcext:value-type="float">
            <text:p>271</text:p>
          </table:table-cell>
          <table:table-cell table:style-name="ce3" table:formula="of:=[.K3]/[.B3]" office:value-type="float" office:value="0.216453674121406" calcext:value-type="float">
            <text:p>0.216454</text:p>
          </table:table-cell>
          <table:table-cell table:style-name="ce4" table:formula="of:=[.G3]/[.F3]" office:value-type="float" office:value="2.79591836734694" calcext:value-type="float">
            <text:p>2.796</text:p>
          </table:table-cell>
          <table:table-cell table:style-name="ce4" table:formula="of:=[.J3]/[.I3]" office:value-type="float" office:value="2.69565217391304" calcext:value-type="float">
            <text:p>2.696</text:p>
          </table:table-cell>
          <table:table-cell table:style-name="ce5" table:formula="of:=([.J3]+[.G3])/[.B3]" office:value-type="float" office:value="0.158945686900958" calcext:value-type="float">
            <text:p>0.1589</text:p>
          </table:table-cell>
          <table:table-cell table:style-name="ce3" table:formula="of:=([.J3]+[.G3])/([.I3]+[.F3])" office:value-type="float" office:value="2.76388888888889" calcext:value-type="float">
            <text:p>2.763889</text:p>
          </table:table-cell>
          <table:table-cell table:style-name="ce3" table:formula="of:=[.P3]/[.B3]" office:value-type="float" office:value="0.00220757898473553" calcext:value-type="float">
            <text:p>0.002208</text:p>
          </table:table-cell>
          <table:table-cell table:style-name="ce3"/>
        </table:table-row>
        <table:table-row table:style-name="ro1">
          <table:table-cell office:value-type="string" calcext:value-type="string">
            <text:p>Revisualizacao </text:p>
          </table:table-cell>
          <table:table-cell office:value-type="float" office:value="452" calcext:value-type="float">
            <text:p>452</text:p>
          </table:table-cell>
          <table:table-cell office:value-type="float" office:value="151" calcext:value-type="float">
            <text:p>151</text:p>
          </table:table-cell>
          <table:table-cell table:style-name="ce1" office:value-type="percentage" office:value="33.4" calcext:value-type="percentage">
            <text:p>3340.00%</text:p>
          </table:table-cell>
          <table:table-cell table:style-name="ce1" table:formula="of:=[.D4]/100" office:value-type="percentage" office:value="0.334" calcext:value-type="percentage">
            <text:p>33.40%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F4]+[.G4]+[.I4]+[.J4]" office:value-type="float" office:value="115" calcext:value-type="float">
            <text:p>115</text:p>
          </table:table-cell>
          <table:table-cell table:style-name="ce3" table:formula="of:=[.K4]/[.B4]" office:value-type="float" office:value="0.254424778761062" calcext:value-type="float">
            <text:p>0.254425</text:p>
          </table:table-cell>
          <table:table-cell table:style-name="ce4" table:formula="of:=[.G4]/[.F4]" office:value-type="float" office:value="2.72" calcext:value-type="float">
            <text:p>2.720</text:p>
          </table:table-cell>
          <table:table-cell table:style-name="ce4" table:formula="of:=[.J4]/[.I4]" office:value-type="float" office:value="2.14285714285714" calcext:value-type="float">
            <text:p>2.143</text:p>
          </table:table-cell>
          <table:table-cell table:style-name="ce5" table:formula="of:=([.J4]+[.G4])/[.B4]" office:value-type="float" office:value="0.183628318584071" calcext:value-type="float">
            <text:p>0.1836</text:p>
          </table:table-cell>
          <table:table-cell table:style-name="ce3" table:formula="of:=([.J4]+[.G4])/([.I4]+[.F4])" office:value-type="float" office:value="2.59375" calcext:value-type="float">
            <text:p>2.593750</text:p>
          </table:table-cell>
          <table:table-cell table:style-name="ce3" table:formula="of:=[.P4]/[.B4]" office:value-type="float" office:value="0.00573838495575221" calcext:value-type="float">
            <text:p>0.005738</text:p>
          </table:table-cell>
          <table:table-cell table:style-name="ce3"/>
        </table:table-row>
        <table:table-row table:style-name="ro1">
          <table:table-cell office:value-type="string" calcext:value-type="string">
            <text:p>Receptor </text:p>
          </table:table-cell>
          <table:table-cell office:value-type="float" office:value="154" calcext:value-type="float">
            <text:p>154</text:p>
          </table:table-cell>
          <table:table-cell office:value-type="float" office:value="52" calcext:value-type="float">
            <text:p>52</text:p>
          </table:table-cell>
          <table:table-cell table:style-name="ce1" office:value-type="percentage" office:value="33.76" calcext:value-type="percentage">
            <text:p>3376.00%</text:p>
          </table:table-cell>
          <table:table-cell table:style-name="ce1" table:formula="of:=[.D5]/100" office:value-type="percentage" office:value="0.3376" calcext:value-type="percentage">
            <text:p>33.76%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F5]+[.G5]+[.I5]+[.J5]" office:value-type="float" office:value="33" calcext:value-type="float">
            <text:p>33</text:p>
          </table:table-cell>
          <table:table-cell table:style-name="ce3" table:formula="of:=[.K5]/[.B5]" office:value-type="float" office:value="0.214285714285714" calcext:value-type="float">
            <text:p>0.214286</text:p>
          </table:table-cell>
          <table:table-cell table:style-name="ce4" table:formula="of:=[.G5]/[.F5]" office:value-type="float" office:value="2.2" calcext:value-type="float">
            <text:p>2.200</text:p>
          </table:table-cell>
          <table:table-cell table:style-name="ce4" table:formula="of:=[.J5]/[.I5]" office:value-type="float" office:value="2.4" calcext:value-type="float">
            <text:p>2.400</text:p>
          </table:table-cell>
          <table:table-cell table:style-name="ce5" table:formula="of:=([.J5]+[.G5])/[.B5]" office:value-type="float" office:value="0.149350649350649" calcext:value-type="float">
            <text:p>0.1494</text:p>
          </table:table-cell>
          <table:table-cell table:style-name="ce3" table:formula="of:=([.J5]+[.G5])/([.I5]+[.F5])" office:value-type="float" office:value="2.3" calcext:value-type="float">
            <text:p>2.300000</text:p>
          </table:table-cell>
          <table:table-cell table:style-name="ce3" table:formula="of:=[.P5]/[.B5]" office:value-type="float" office:value="0.0149350649350649" calcext:value-type="float">
            <text:p>0.014935</text:p>
          </table:table-cell>
          <table:table-cell table:style-name="ce3"/>
        </table:table-row>
        <table:table-row table:style-name="ro1">
          <table:table-cell office:value-type="string" calcext:value-type="string">
            <text:p>OrdemBatalha 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table:style-name="ce1" office:value-type="percentage" office:value="33.82" calcext:value-type="percentage">
            <text:p>3382.00%</text:p>
          </table:table-cell>
          <table:table-cell table:style-name="ce1" table:formula="of:=[.D6]/100" office:value-type="percentage" office:value="0.3382" calcext:value-type="percentage">
            <text:p>33.82%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F6]+[.G6]+[.I6]+[.J6]" office:value-type="float" office:value="44" calcext:value-type="float">
            <text:p>44</text:p>
          </table:table-cell>
          <table:table-cell table:style-name="ce3" table:formula="of:=[.K6]/[.B6]" office:value-type="float" office:value="0.215686274509804" calcext:value-type="float">
            <text:p>0.215686</text:p>
          </table:table-cell>
          <table:table-cell table:style-name="ce4" table:formula="of:=[.G6]/[.F6]" office:value-type="float" office:value="2.2" calcext:value-type="float">
            <text:p>2.200</text:p>
          </table:table-cell>
          <table:table-cell table:style-name="ce4" table:formula="of:=[.J6]/[.I6]" office:value-type="float" office:value="2" calcext:value-type="float">
            <text:p>2.000</text:p>
          </table:table-cell>
          <table:table-cell table:style-name="ce5" table:formula="of:=([.J6]+[.G6])/[.B6]" office:value-type="float" office:value="0.147058823529412" calcext:value-type="float">
            <text:p>0.1471</text:p>
          </table:table-cell>
          <table:table-cell table:style-name="ce3" table:formula="of:=([.J6]+[.G6])/([.I6]+[.F6])" office:value-type="float" office:value="2.14285714285714" calcext:value-type="float">
            <text:p>2.142857</text:p>
          </table:table-cell>
          <table:table-cell table:style-name="ce3" table:formula="of:=[.P6]/[.B6]" office:value-type="float" office:value="0.0105042016806723" calcext:value-type="float">
            <text:p>0.010504</text:p>
          </table:table-cell>
          <table:table-cell table:style-name="ce3"/>
        </table:table-row>
        <table:table-row table:style-name="ro1">
          <table:table-cell office:value-type="string" calcext:value-type="string">
            <text:p>Associacao </text:p>
          </table:table-cell>
          <table:table-cell office:value-type="float" office:value="247" calcext:value-type="float">
            <text:p>247</text:p>
          </table:table-cell>
          <table:table-cell office:value-type="float" office:value="84" calcext:value-type="float">
            <text:p>84</text:p>
          </table:table-cell>
          <table:table-cell table:style-name="ce1" office:value-type="percentage" office:value="34" calcext:value-type="percentage">
            <text:p>3400.00%</text:p>
          </table:table-cell>
          <table:table-cell table:style-name="ce1" table:formula="of:=[.D7]/100" office:value-type="percentage" office:value="0.34" calcext:value-type="percentage">
            <text:p>34.00%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formula="of:=[.F7]+[.G7]+[.I7]+[.J7]" office:value-type="float" office:value="56" calcext:value-type="float">
            <text:p>56</text:p>
          </table:table-cell>
          <table:table-cell table:style-name="ce3" table:formula="of:=[.K7]/[.B7]" office:value-type="float" office:value="0.226720647773279" calcext:value-type="float">
            <text:p>0.226721</text:p>
          </table:table-cell>
          <table:table-cell table:style-name="ce4" table:formula="of:=[.G7]/[.F7]" office:value-type="float" office:value="2.77777777777778" calcext:value-type="float">
            <text:p>2.778</text:p>
          </table:table-cell>
          <table:table-cell table:style-name="ce4" table:formula="of:=[.J7]/[.I7]" office:value-type="float" office:value="4.5" calcext:value-type="float">
            <text:p>4.500</text:p>
          </table:table-cell>
          <table:table-cell table:style-name="ce5" table:formula="of:=([.J7]+[.G7])/[.B7]" office:value-type="float" office:value="0.174089068825911" calcext:value-type="float">
            <text:p>0.1741</text:p>
          </table:table-cell>
          <table:table-cell table:style-name="ce3" table:formula="of:=([.J7]+[.G7])/([.I7]+[.F7])" office:value-type="float" office:value="3.30769230769231" calcext:value-type="float">
            <text:p>3.307692</text:p>
          </table:table-cell>
          <table:table-cell table:style-name="ce3" table:formula="of:=[.P7]/[.B7]" office:value-type="float" office:value="0.0133914668327624" calcext:value-type="float">
            <text:p>0.013391</text:p>
          </table:table-cell>
          <table:table-cell table:style-name="ce3"/>
        </table:table-row>
        <table:table-row table:style-name="ro1">
          <table:table-cell office:value-type="string" calcext:value-type="string">
            <text:p>Anexo </text:p>
          </table:table-cell>
          <table:table-cell office:value-type="float" office:value="240" calcext:value-type="float">
            <text:p>240</text:p>
          </table:table-cell>
          <table:table-cell office:value-type="float" office:value="83" calcext:value-type="float">
            <text:p>83</text:p>
          </table:table-cell>
          <table:table-cell table:style-name="ce1" office:value-type="percentage" office:value="34.58" calcext:value-type="percentage">
            <text:p>3458.00%</text:p>
          </table:table-cell>
          <table:table-cell table:style-name="ce1" table:formula="of:=[.D8]/100" office:value-type="percentage" office:value="0.3458" calcext:value-type="percentage">
            <text:p>34.58%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F8]+[.G8]+[.I8]+[.J8]" office:value-type="float" office:value="63" calcext:value-type="float">
            <text:p>63</text:p>
          </table:table-cell>
          <table:table-cell table:style-name="ce3" table:formula="of:=[.K8]/[.B8]" office:value-type="float" office:value="0.2625" calcext:value-type="float">
            <text:p>0.262500</text:p>
          </table:table-cell>
          <table:table-cell table:style-name="ce4" table:formula="of:=[.G8]/[.F8]" office:value-type="float" office:value="1.9375" calcext:value-type="float">
            <text:p>1.938</text:p>
          </table:table-cell>
          <table:table-cell table:style-name="ce4" table:formula="of:=[.J8]/[.I8]" office:value-type="float" office:value="2.2" calcext:value-type="float">
            <text:p>2.200</text:p>
          </table:table-cell>
          <table:table-cell table:style-name="ce5" table:formula="of:=([.J8]+[.G8])/[.B8]" office:value-type="float" office:value="0.175" calcext:value-type="float">
            <text:p>0.1750</text:p>
          </table:table-cell>
          <table:table-cell table:style-name="ce3" table:formula="of:=([.J8]+[.G8])/([.I8]+[.F8])" office:value-type="float" office:value="2" calcext:value-type="float">
            <text:p>2.000000</text:p>
          </table:table-cell>
          <table:table-cell table:style-name="ce3" table:formula="of:=[.P8]/[.B8]" office:value-type="float" office:value="0.00833333333333333" calcext:value-type="float">
            <text:p>0.008333</text:p>
          </table:table-cell>
          <table:table-cell table:style-name="ce3"/>
        </table:table-row>
        <table:table-row table:style-name="ro1">
          <table:table-cell office:value-type="string" calcext:value-type="string">
            <text:p>Alerta </text:p>
          </table:table-cell>
          <table:table-cell office:value-type="float" office:value="553" calcext:value-type="float">
            <text:p>553</text:p>
          </table:table-cell>
          <table:table-cell office:value-type="float" office:value="192" calcext:value-type="float">
            <text:p>192</text:p>
          </table:table-cell>
          <table:table-cell table:style-name="ce1" office:value-type="percentage" office:value="34.71" calcext:value-type="percentage">
            <text:p>3471.00%</text:p>
          </table:table-cell>
          <table:table-cell table:style-name="ce1" table:formula="of:=[.D9]/100" office:value-type="percentage" office:value="0.3471" calcext:value-type="percentage">
            <text:p>34.71%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F9]+[.G9]+[.I9]+[.J9]" office:value-type="float" office:value="125" calcext:value-type="float">
            <text:p>125</text:p>
          </table:table-cell>
          <table:table-cell table:style-name="ce3" table:formula="of:=[.K9]/[.B9]" office:value-type="float" office:value="0.226039783001808" calcext:value-type="float">
            <text:p>0.226040</text:p>
          </table:table-cell>
          <table:table-cell table:style-name="ce4" table:formula="of:=[.G9]/[.F9]" office:value-type="float" office:value="2.15384615384615" calcext:value-type="float">
            <text:p>2.154</text:p>
          </table:table-cell>
          <table:table-cell table:style-name="ce4" table:formula="of:=[.J9]/[.I9]" office:value-type="float" office:value="1.86666666666667" calcext:value-type="float">
            <text:p>1.867</text:p>
          </table:table-cell>
          <table:table-cell table:style-name="ce5" table:formula="of:=([.J9]+[.G9])/[.B9]" office:value-type="float" office:value="0.151898734177215" calcext:value-type="float">
            <text:p>0.1519</text:p>
          </table:table-cell>
          <table:table-cell table:style-name="ce3" table:formula="of:=([.J9]+[.G9])/([.I9]+[.F9])" office:value-type="float" office:value="2.04878048780488" calcext:value-type="float">
            <text:p>2.048780</text:p>
          </table:table-cell>
          <table:table-cell table:style-name="ce3" table:formula="of:=[.P9]/[.B9]" office:value-type="float" office:value="0.00370484717505403" calcext:value-type="float">
            <text:p>0.003705</text:p>
          </table:table-cell>
          <table:table-cell table:style-name="ce3"/>
        </table:table-row>
        <table:table-row table:style-name="ro1">
          <table:table-cell office:value-type="string" calcext:value-type="string">
            <text:p>DominioNeuronSAD 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 office:value-type="percentage" office:value="35.29" calcext:value-type="percentage">
            <text:p>3529.00%</text:p>
          </table:table-cell>
          <table:table-cell table:style-name="ce1" table:formula="of:=[.D10]/100" office:value-type="percentage" office:value="0.3529" calcext:value-type="percentage">
            <text:p>35.29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10]+[.G10]+[.I10]+[.J10]" office:value-type="float" office:value="6" calcext:value-type="float">
            <text:p>6</text:p>
          </table:table-cell>
          <table:table-cell table:style-name="ce3" table:formula="of:=[.K10]/[.B10]" office:value-type="float" office:value="0.176470588235294" calcext:value-type="float">
            <text:p>0.176471</text:p>
          </table:table-cell>
          <table:table-cell table:style-name="ce4" table:formula="of:=[.G10]/[.F10]" office:value-type="float" office:value="2" calcext:value-type="float">
            <text:p>2.000</text:p>
          </table:table-cell>
          <table:table-cell table:style-name="ce4" table:formula="of:=[.J10]/[.I10]" office:value-type="float" office:value="2" calcext:value-type="float">
            <text:p>2.000</text:p>
          </table:table-cell>
          <table:table-cell table:style-name="ce5" table:formula="of:=([.J10]+[.G10])/[.B10]" office:value-type="float" office:value="0.117647058823529" calcext:value-type="float">
            <text:p>0.1176</text:p>
          </table:table-cell>
          <table:table-cell table:style-name="ce3" table:formula="of:=([.J10]+[.G10])/([.I10]+[.F10])" office:value-type="float" office:value="2" calcext:value-type="float">
            <text:p>2.000000</text:p>
          </table:table-cell>
          <table:table-cell table:style-name="ce3" table:formula="of:=[.P10]/[.B10]" office:value-type="float" office:value="0.0588235294117647" calcext:value-type="float">
            <text:p>0.058824</text:p>
          </table:table-cell>
          <table:table-cell table:style-name="ce3"/>
        </table:table-row>
        <table:table-row table:style-name="ro1">
          <table:table-cell office:value-type="string" calcext:value-type="string">
            <text:p>Mensagem </text:p>
          </table:table-cell>
          <table:table-cell office:value-type="float" office:value="221" calcext:value-type="float">
            <text:p>221</text:p>
          </table:table-cell>
          <table:table-cell office:value-type="float" office:value="79" calcext:value-type="float">
            <text:p>79</text:p>
          </table:table-cell>
          <table:table-cell table:style-name="ce1" office:value-type="percentage" office:value="35.74" calcext:value-type="percentage">
            <text:p>3574.00%</text:p>
          </table:table-cell>
          <table:table-cell table:style-name="ce1" table:formula="of:=[.D11]/100" office:value-type="percentage" office:value="0.3574" calcext:value-type="percentage">
            <text:p>35.74%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F11]+[.G11]+[.I11]+[.J11]" office:value-type="float" office:value="52" calcext:value-type="float">
            <text:p>52</text:p>
          </table:table-cell>
          <table:table-cell table:style-name="ce3" table:formula="of:=[.K11]/[.B11]" office:value-type="float" office:value="0.235294117647059" calcext:value-type="float">
            <text:p>0.235294</text:p>
          </table:table-cell>
          <table:table-cell table:style-name="ce4" table:formula="of:=[.G11]/[.F11]" office:value-type="float" office:value="3.33333333333333" calcext:value-type="float">
            <text:p>3.333</text:p>
          </table:table-cell>
          <table:table-cell table:style-name="ce4" table:formula="of:=[.J11]/[.I11]" office:value-type="float" office:value="2.71428571428571" calcext:value-type="float">
            <text:p>2.714</text:p>
          </table:table-cell>
          <table:table-cell table:style-name="ce5" table:formula="of:=([.J11]+[.G11])/[.B11]" office:value-type="float" office:value="0.176470588235294" calcext:value-type="float">
            <text:p>0.1765</text:p>
          </table:table-cell>
          <table:table-cell table:style-name="ce3" table:formula="of:=([.J11]+[.G11])/([.I11]+[.F11])" office:value-type="float" office:value="3" calcext:value-type="float">
            <text:p>3.000000</text:p>
          </table:table-cell>
          <table:table-cell table:style-name="ce3" table:formula="of:=[.P11]/[.B11]" office:value-type="float" office:value="0.0135746606334842" calcext:value-type="float">
            <text:p>0.013575</text:p>
          </table:table-cell>
          <table:table-cell table:style-name="ce3"/>
        </table:table-row>
        <table:table-row table:style-name="ro1">
          <table:table-cell office:value-type="string" calcext:value-type="string">
            <text:p>PlanoOrdem </text:p>
          </table:table-cell>
          <table:table-cell office:value-type="float" office:value="654" calcext:value-type="float">
            <text:p>654</text:p>
          </table:table-cell>
          <table:table-cell office:value-type="float" office:value="234" calcext:value-type="float">
            <text:p>234</text:p>
          </table:table-cell>
          <table:table-cell table:style-name="ce1" office:value-type="percentage" office:value="35.77" calcext:value-type="percentage">
            <text:p>3577.00%</text:p>
          </table:table-cell>
          <table:table-cell table:style-name="ce1" table:formula="of:=[.D12]/100" office:value-type="percentage" office:value="0.3577" calcext:value-type="percentage">
            <text:p>35.77%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F12]+[.G12]+[.I12]+[.J12]" office:value-type="float" office:value="170" calcext:value-type="float">
            <text:p>170</text:p>
          </table:table-cell>
          <table:table-cell table:style-name="ce3" table:formula="of:=[.K12]/[.B12]" office:value-type="float" office:value="0.259938837920489" calcext:value-type="float">
            <text:p>0.259939</text:p>
          </table:table-cell>
          <table:table-cell table:style-name="ce4" table:formula="of:=[.G12]/[.F12]" office:value-type="float" office:value="4.07142857142857" calcext:value-type="float">
            <text:p>4.071</text:p>
          </table:table-cell>
          <table:table-cell table:style-name="ce4" table:formula="of:=[.J12]/[.I12]" office:value-type="float" office:value="1.8" calcext:value-type="float">
            <text:p>1.800</text:p>
          </table:table-cell>
          <table:table-cell table:style-name="ce5" table:formula="of:=([.J12]+[.G12])/[.B12]" office:value-type="float" office:value="0.201834862385321" calcext:value-type="float">
            <text:p>0.2018</text:p>
          </table:table-cell>
          <table:table-cell table:style-name="ce3" table:formula="of:=([.J12]+[.G12])/([.I12]+[.F12])" office:value-type="float" office:value="3.47368421052632" calcext:value-type="float">
            <text:p>3.473684</text:p>
          </table:table-cell>
          <table:table-cell table:style-name="ce3" table:formula="of:=[.P12]/[.B12]" office:value-type="float" office:value="0.00531144374698213" calcext:value-type="float">
            <text:p>0.005311</text:p>
          </table:table-cell>
          <table:table-cell table:style-name="ce3"/>
        </table:table-row>
        <table:table-row table:style-name="ro1">
          <table:table-cell office:value-type="string" calcext:value-type="string">
            <text:p>TipoNeuronSAD 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35.93" calcext:value-type="percentage">
            <text:p>3593.00%</text:p>
          </table:table-cell>
          <table:table-cell table:style-name="ce1" table:formula="of:=[.D13]/100" office:value-type="percentage" office:value="0.3593" calcext:value-type="percentage">
            <text:p>35.93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13]+[.G13]+[.I13]+[.J13]" office:value-type="float" office:value="12" calcext:value-type="float">
            <text:p>12</text:p>
          </table:table-cell>
          <table:table-cell table:style-name="ce3" table:formula="of:=[.K13]/[.B13]" office:value-type="float" office:value="0.1875" calcext:value-type="float">
            <text:p>0.187500</text:p>
          </table:table-cell>
          <table:table-cell table:style-name="ce4" table:formula="of:=[.G13]/[.F13]" office:value-type="float" office:value="5" calcext:value-type="float">
            <text:p>5.000</text:p>
          </table:table-cell>
          <table:table-cell table:style-name="ce4" table:formula="of:=[.J13]/[.I13]" office:value-type="float" office:value="2" calcext:value-type="float">
            <text:p>2.000</text:p>
          </table:table-cell>
          <table:table-cell table:style-name="ce5" table:formula="of:=([.J13]+[.G13])/[.B13]" office:value-type="float" office:value="0.140625" calcext:value-type="float">
            <text:p>0.1406</text:p>
          </table:table-cell>
          <table:table-cell table:style-name="ce3" table:formula="of:=([.J13]+[.G13])/([.I13]+[.F13])" office:value-type="float" office:value="3" calcext:value-type="float">
            <text:p>3.000000</text:p>
          </table:table-cell>
          <table:table-cell table:style-name="ce3" table:formula="of:=[.P13]/[.B13]" office:value-type="float" office:value="0.046875" calcext:value-type="float">
            <text:p>0.046875</text:p>
          </table:table-cell>
          <table:table-cell table:style-name="ce3"/>
        </table:table-row>
        <table:table-row table:style-name="ro1">
          <table:table-cell office:value-type="string" calcext:value-type="string">
            <text:p>RadarNeuronSAD </text:p>
          </table:table-cell>
          <table:table-cell office:value-type="float" office:value="89" calcext:value-type="float">
            <text:p>89</text:p>
          </table:table-cell>
          <table:table-cell office:value-type="float" office:value="32" calcext:value-type="float">
            <text:p>32</text:p>
          </table:table-cell>
          <table:table-cell table:style-name="ce1" office:value-type="percentage" office:value="35.95" calcext:value-type="percentage">
            <text:p>3595.00%</text:p>
          </table:table-cell>
          <table:table-cell table:style-name="ce1" table:formula="of:=[.D14]/100" office:value-type="percentage" office:value="0.3595" calcext:value-type="percentage">
            <text:p>35.95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14]+[.G14]+[.I14]+[.J14]" office:value-type="float" office:value="19" calcext:value-type="float">
            <text:p>19</text:p>
          </table:table-cell>
          <table:table-cell table:style-name="ce3" table:formula="of:=[.K14]/[.B14]" office:value-type="float" office:value="0.213483146067416" calcext:value-type="float">
            <text:p>0.213483</text:p>
          </table:table-cell>
          <table:table-cell table:style-name="ce4" table:formula="of:=[.G14]/[.F14]" office:value-type="float" office:value="3" calcext:value-type="float">
            <text:p>3.000</text:p>
          </table:table-cell>
          <table:table-cell table:style-name="ce4" table:formula="of:=[.J14]/[.I14]" office:value-type="float" office:value="1.33333333333333" calcext:value-type="float">
            <text:p>1.333</text:p>
          </table:table-cell>
          <table:table-cell table:style-name="ce5" table:formula="of:=([.J14]+[.G14])/[.B14]" office:value-type="float" office:value="0.146067415730337" calcext:value-type="float">
            <text:p>0.1461</text:p>
          </table:table-cell>
          <table:table-cell table:style-name="ce3" table:formula="of:=([.J14]+[.G14])/([.I14]+[.F14])" office:value-type="float" office:value="2.16666666666667" calcext:value-type="float">
            <text:p>2.166667</text:p>
          </table:table-cell>
          <table:table-cell table:style-name="ce3" table:formula="of:=[.P14]/[.B14]" office:value-type="float" office:value="0.0243445692883895" calcext:value-type="float">
            <text:p>0.024345</text:p>
          </table:table-cell>
          <table:table-cell table:style-name="ce3"/>
        </table:table-row>
        <table:table-row table:style-name="ro1">
          <table:table-cell office:value-type="string" calcext:value-type="string">
            <text:p>Assinatura 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table:style-name="ce1" office:value-type="percentage" office:value="35.95" calcext:value-type="percentage">
            <text:p>3595.00%</text:p>
          </table:table-cell>
          <table:table-cell table:style-name="ce1" table:formula="of:=[.D15]/100" office:value-type="percentage" office:value="0.3595" calcext:value-type="percentage">
            <text:p>35.95%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15]+[.G15]+[.I15]+[.J15]" office:value-type="float" office:value="43" calcext:value-type="float">
            <text:p>43</text:p>
          </table:table-cell>
          <table:table-cell table:style-name="ce3" table:formula="of:=[.K15]/[.B15]" office:value-type="float" office:value="0.241573033707865" calcext:value-type="float">
            <text:p>0.241573</text:p>
          </table:table-cell>
          <table:table-cell table:style-name="ce4" table:formula="of:=[.G15]/[.F15]" office:value-type="float" office:value="4" calcext:value-type="float">
            <text:p>4.000</text:p>
          </table:table-cell>
          <table:table-cell table:style-name="ce4" table:formula="of:=[.J15]/[.I15]" office:value-type="float" office:value="2.25" calcext:value-type="float">
            <text:p>2.250</text:p>
          </table:table-cell>
          <table:table-cell table:style-name="ce5" table:formula="of:=([.J15]+[.G15])/[.B15]" office:value-type="float" office:value="0.185393258426966" calcext:value-type="float">
            <text:p>0.1854</text:p>
          </table:table-cell>
          <table:table-cell table:style-name="ce3" table:formula="of:=([.J15]+[.G15])/([.I15]+[.F15])" office:value-type="float" office:value="3.3" calcext:value-type="float">
            <text:p>3.300000</text:p>
          </table:table-cell>
          <table:table-cell table:style-name="ce3" table:formula="of:=[.P15]/[.B15]" office:value-type="float" office:value="0.0185393258426966" calcext:value-type="float">
            <text:p>0.018539</text:p>
          </table:table-cell>
          <table:table-cell table:style-name="ce3"/>
        </table:table-row>
        <table:table-row table:style-name="ro1">
          <table:table-cell office:value-type="string" calcext:value-type="string">
            <text:p>SGL </text:p>
          </table:table-cell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  <table:table-cell table:style-name="ce1" office:value-type="percentage" office:value="36.18" calcext:value-type="percentage">
            <text:p>3618.00%</text:p>
          </table:table-cell>
          <table:table-cell table:style-name="ce1" table:formula="of:=[.D16]/100" office:value-type="percentage" office:value="0.3618" calcext:value-type="percentage">
            <text:p>36.18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F16]+[.G16]+[.I16]+[.J16]" office:value-type="float" office:value="36" calcext:value-type="float">
            <text:p>36</text:p>
          </table:table-cell>
          <table:table-cell table:style-name="ce3" table:formula="of:=[.K16]/[.B16]" office:value-type="float" office:value="0.236842105263158" calcext:value-type="float">
            <text:p>0.236842</text:p>
          </table:table-cell>
          <table:table-cell table:style-name="ce4" table:formula="of:=[.G16]/[.F16]" office:value-type="float" office:value="2.5" calcext:value-type="float">
            <text:p>2.500</text:p>
          </table:table-cell>
          <table:table-cell table:style-name="ce4" table:formula="of:=[.J16]/[.I16]" office:value-type="float" office:value="2.75" calcext:value-type="float">
            <text:p>2.750</text:p>
          </table:table-cell>
          <table:table-cell table:style-name="ce5" table:formula="of:=([.J16]+[.G16])/[.B16]" office:value-type="float" office:value="0.171052631578947" calcext:value-type="float">
            <text:p>0.1711</text:p>
          </table:table-cell>
          <table:table-cell table:style-name="ce3" table:formula="of:=([.J16]+[.G16])/([.I16]+[.F16])" office:value-type="float" office:value="2.6" calcext:value-type="float">
            <text:p>2.600000</text:p>
          </table:table-cell>
          <table:table-cell table:style-name="ce3" table:formula="of:=[.P16]/[.B16]" office:value-type="float" office:value="0.0171052631578947" calcext:value-type="float">
            <text:p>0.017105</text:p>
          </table:table-cell>
          <table:table-cell table:style-name="ce3"/>
        </table:table-row>
        <table:table-row table:style-name="ro1">
          <table:table-cell office:value-type="string" calcext:value-type="string">
            <text:p>Chat 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table:style-name="ce1" office:value-type="percentage" office:value="36.87" calcext:value-type="percentage">
            <text:p>3687.00%</text:p>
          </table:table-cell>
          <table:table-cell table:style-name="ce1" table:formula="of:=[.D17]/100" office:value-type="percentage" office:value="0.3687" calcext:value-type="percentage">
            <text:p>36.87%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F17]+[.G17]+[.I17]+[.J17]" office:value-type="float" office:value="48" calcext:value-type="float">
            <text:p>48</text:p>
          </table:table-cell>
          <table:table-cell table:style-name="ce3" table:formula="of:=[.K17]/[.B17]" office:value-type="float" office:value="0.268156424581006" calcext:value-type="float">
            <text:p>0.268156</text:p>
          </table:table-cell>
          <table:table-cell table:style-name="ce4" table:formula="of:=[.G17]/[.F17]" office:value-type="float" office:value="2.27272727272727" calcext:value-type="float">
            <text:p>2.273</text:p>
          </table:table-cell>
          <table:table-cell table:style-name="ce4" table:formula="of:=[.J17]/[.I17]" office:value-type="float" office:value="3" calcext:value-type="float">
            <text:p>3.000</text:p>
          </table:table-cell>
          <table:table-cell table:style-name="ce5" table:formula="of:=([.J17]+[.G17])/[.B17]" office:value-type="float" office:value="0.189944134078212" calcext:value-type="float">
            <text:p>0.1899</text:p>
          </table:table-cell>
          <table:table-cell table:style-name="ce3" table:formula="of:=([.J17]+[.G17])/([.I17]+[.F17])" office:value-type="float" office:value="2.42857142857143" calcext:value-type="float">
            <text:p>2.428571</text:p>
          </table:table-cell>
          <table:table-cell table:style-name="ce3" table:formula="of:=[.P17]/[.B17]" office:value-type="float" office:value="0.0135674381484437" calcext:value-type="float">
            <text:p>0.013567</text:p>
          </table:table-cell>
          <table:table-cell table:style-name="ce3"/>
        </table:table-row>
        <table:table-row table:style-name="ro1">
          <table:table-cell office:value-type="string" calcext:value-type="string">
            <text:p>ComunicacaoInterface 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" office:value-type="percentage" office:value="37.5" calcext:value-type="percentage">
            <text:p>3750.00%</text:p>
          </table:table-cell>
          <table:table-cell table:style-name="ce1" table:formula="of:=[.D18]/100" office:value-type="percentage" office:value="0.375" calcext:value-type="percentage">
            <text:p>37.5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18]+[.G18]+[.I18]+[.J18]" office:value-type="float" office:value="9" calcext:value-type="float">
            <text:p>9</text:p>
          </table:table-cell>
          <table:table-cell table:style-name="ce3" table:formula="of:=[.K18]/[.B18]" office:value-type="float" office:value="0.225" calcext:value-type="float">
            <text:p>0.225000</text:p>
          </table:table-cell>
          <table:table-cell table:style-name="ce4" table:formula="of:=[.G18]/[.F18]" office:value-type="float" office:value="1.5" calcext:value-type="float">
            <text:p>1.500</text:p>
          </table:table-cell>
          <table:table-cell table:style-name="ce4" table:formula="of:=[.J18]/[.I18]" office:value-type="float" office:value="3" calcext:value-type="float">
            <text:p>3.000</text:p>
          </table:table-cell>
          <table:table-cell table:style-name="ce5" table:formula="of:=([.J18]+[.G18])/[.B18]" office:value-type="float" office:value="0.15" calcext:value-type="float">
            <text:p>0.1500</text:p>
          </table:table-cell>
          <table:table-cell table:style-name="ce3" table:formula="of:=([.J18]+[.G18])/([.I18]+[.F18])" office:value-type="float" office:value="2" calcext:value-type="float">
            <text:p>2.000000</text:p>
          </table:table-cell>
          <table:table-cell table:style-name="ce3" table:formula="of:=[.P18]/[.B18]" office:value-type="float" office:value="0.05" calcext:value-type="float">
            <text:p>0.050000</text:p>
          </table:table-cell>
          <table:table-cell table:style-name="ce3"/>
        </table:table-row>
        <table:table-row table:style-name="ro1">
          <table:table-cell office:value-type="string" calcext:value-type="string">
            <text:p>Agendador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  <table:table-cell table:style-name="ce1" office:value-type="percentage" office:value="37.5" calcext:value-type="percentage">
            <text:p>3750.00%</text:p>
          </table:table-cell>
          <table:table-cell table:style-name="ce1" table:formula="of:=[.D19]/100" office:value-type="percentage" office:value="0.375" calcext:value-type="percentage">
            <text:p>37.50%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F19]+[.G19]+[.I19]+[.J19]" office:value-type="float" office:value="40" calcext:value-type="float">
            <text:p>40</text:p>
          </table:table-cell>
          <table:table-cell table:style-name="ce3" table:formula="of:=[.K19]/[.B19]" office:value-type="float" office:value="0.238095238095238" calcext:value-type="float">
            <text:p>0.238095</text:p>
          </table:table-cell>
          <table:table-cell table:style-name="ce4" table:formula="of:=[.G19]/[.F19]" office:value-type="float" office:value="2.42857142857143" calcext:value-type="float">
            <text:p>2.429</text:p>
          </table:table-cell>
          <table:table-cell table:style-name="ce4" table:formula="of:=[.J19]/[.I19]" office:value-type="float" office:value="2.2" calcext:value-type="float">
            <text:p>2.200</text:p>
          </table:table-cell>
          <table:table-cell table:style-name="ce5" table:formula="of:=([.J19]+[.G19])/[.B19]" office:value-type="float" office:value="0.166666666666667" calcext:value-type="float">
            <text:p>0.1667</text:p>
          </table:table-cell>
          <table:table-cell table:style-name="ce3" table:formula="of:=([.J19]+[.G19])/([.I19]+[.F19])" office:value-type="float" office:value="2.33333333333333" calcext:value-type="float">
            <text:p>2.333333</text:p>
          </table:table-cell>
          <table:table-cell table:style-name="ce3" table:formula="of:=[.P19]/[.B19]" office:value-type="float" office:value="0.0138888888888889" calcext:value-type="float">
            <text:p>0.013889</text:p>
          </table:table-cell>
          <table:table-cell table:style-name="ce3"/>
        </table:table-row>
        <table:table-row table:style-name="ro1">
          <table:table-cell office:value-type="string" calcext:value-type="string">
            <text:p>Comunicacao 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table:style-name="ce1" office:value-type="percentage" office:value="37.93" calcext:value-type="percentage">
            <text:p>3793.00%</text:p>
          </table:table-cell>
          <table:table-cell table:style-name="ce1" table:formula="of:=[.D20]/100" office:value-type="percentage" office:value="0.3793" calcext:value-type="percentage">
            <text:p>37.93%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F20]+[.G20]+[.I20]+[.J20]" office:value-type="float" office:value="36" calcext:value-type="float">
            <text:p>36</text:p>
          </table:table-cell>
          <table:table-cell table:style-name="ce3" table:formula="of:=[.K20]/[.B20]" office:value-type="float" office:value="0.248275862068965" calcext:value-type="float">
            <text:p>0.248276</text:p>
          </table:table-cell>
          <table:table-cell table:style-name="ce4" table:formula="of:=[.G20]/[.F20]" office:value-type="float" office:value="5" calcext:value-type="float">
            <text:p>5.000</text:p>
          </table:table-cell>
          <table:table-cell table:style-name="ce4" table:formula="of:=[.J20]/[.I20]" office:value-type="float" office:value="1" calcext:value-type="float">
            <text:p>1.000</text:p>
          </table:table-cell>
          <table:table-cell table:style-name="ce5" table:formula="of:=([.J20]+[.G20])/[.B20]" office:value-type="float" office:value="0.193103448275862" calcext:value-type="float">
            <text:p>0.1931</text:p>
          </table:table-cell>
          <table:table-cell table:style-name="ce3" table:formula="of:=([.J20]+[.G20])/([.I20]+[.F20])" office:value-type="float" office:value="3.5" calcext:value-type="float">
            <text:p>3.500000</text:p>
          </table:table-cell>
          <table:table-cell table:style-name="ce3" table:formula="of:=[.P20]/[.B20]" office:value-type="float" office:value="0.0241379310344828" calcext:value-type="float">
            <text:p>0.024138</text:p>
          </table:table-cell>
          <table:table-cell table:style-name="ce3"/>
        </table:table-row>
        <table:table-row table:style-name="ro1">
          <table:table-cell office:value-type="string" calcext:value-type="string">
            <text:p>DispositivoRastreamento </text:p>
          </table:table-cell>
          <table:table-cell office:value-type="float" office:value="718" calcext:value-type="float">
            <text:p>718</text:p>
          </table:table-cell>
          <table:table-cell office:value-type="float" office:value="274" calcext:value-type="float">
            <text:p>274</text:p>
          </table:table-cell>
          <table:table-cell table:style-name="ce1" office:value-type="percentage" office:value="38.16" calcext:value-type="percentage">
            <text:p>3816.00%</text:p>
          </table:table-cell>
          <table:table-cell table:style-name="ce1" table:formula="of:=[.D21]/100" office:value-type="percentage" office:value="0.3816" calcext:value-type="percentage">
            <text:p>38.16%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table:formula="of:=[.F21]+[.G21]+[.I21]+[.J21]" office:value-type="float" office:value="195" calcext:value-type="float">
            <text:p>195</text:p>
          </table:table-cell>
          <table:table-cell table:style-name="ce3" table:formula="of:=[.K21]/[.B21]" office:value-type="float" office:value="0.271587743732591" calcext:value-type="float">
            <text:p>0.271588</text:p>
          </table:table-cell>
          <table:table-cell table:style-name="ce4" table:formula="of:=[.G21]/[.F21]" office:value-type="float" office:value="2.60975609756098" calcext:value-type="float">
            <text:p>2.610</text:p>
          </table:table-cell>
          <table:table-cell table:style-name="ce4" table:formula="of:=[.J21]/[.I21]" office:value-type="float" office:value="2.13333333333333" calcext:value-type="float">
            <text:p>2.133</text:p>
          </table:table-cell>
          <table:table-cell table:style-name="ce5" table:formula="of:=([.J21]+[.G21])/[.B21]" office:value-type="float" office:value="0.193593314763231" calcext:value-type="float">
            <text:p>0.1936</text:p>
          </table:table-cell>
          <table:table-cell table:style-name="ce3" table:formula="of:=([.J21]+[.G21])/([.I21]+[.F21])" office:value-type="float" office:value="2.48214285714286" calcext:value-type="float">
            <text:p>2.482143</text:p>
          </table:table-cell>
          <table:table-cell table:style-name="ce3" table:formula="of:=[.P21]/[.B21]" office:value-type="float" office:value="0.00345702347791484" calcext:value-type="float">
            <text:p>0.003457</text:p>
          </table:table-cell>
          <table:table-cell table:style-name="ce3"/>
        </table:table-row>
        <table:table-row table:style-name="ro1">
          <table:table-cell office:value-type="string" calcext:value-type="string">
            <text:p>RadarBuffer </text:p>
          </table:table-cell>
          <table:table-cell office:value-type="float" office:value="280" calcext:value-type="float">
            <text:p>280</text:p>
          </table:table-cell>
          <table:table-cell office:value-type="float" office:value="107" calcext:value-type="float">
            <text:p>107</text:p>
          </table:table-cell>
          <table:table-cell table:style-name="ce1" office:value-type="percentage" office:value="38.21" calcext:value-type="percentage">
            <text:p>3821.00%</text:p>
          </table:table-cell>
          <table:table-cell table:style-name="ce1" table:formula="of:=[.D22]/100" office:value-type="percentage" office:value="0.3821" calcext:value-type="percentage">
            <text:p>38.21%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22]+[.G22]+[.I22]+[.J22]" office:value-type="float" office:value="64" calcext:value-type="float">
            <text:p>64</text:p>
          </table:table-cell>
          <table:table-cell table:style-name="ce3" table:formula="of:=[.K22]/[.B22]" office:value-type="float" office:value="0.228571428571429" calcext:value-type="float">
            <text:p>0.228571</text:p>
          </table:table-cell>
          <table:table-cell table:style-name="ce4" table:formula="of:=[.G22]/[.F22]" office:value-type="float" office:value="6.6" calcext:value-type="float">
            <text:p>6.600</text:p>
          </table:table-cell>
          <table:table-cell table:style-name="ce4" table:formula="of:=[.J22]/[.I22]" office:value-type="float" office:value="2.25" calcext:value-type="float">
            <text:p>2.250</text:p>
          </table:table-cell>
          <table:table-cell table:style-name="ce5" table:formula="of:=([.J22]+[.G22])/[.B22]" office:value-type="float" office:value="0.182142857142857" calcext:value-type="float">
            <text:p>0.1821</text:p>
          </table:table-cell>
          <table:table-cell table:style-name="ce3" table:formula="of:=([.J22]+[.G22])/([.I22]+[.F22])" office:value-type="float" office:value="3.92307692307692" calcext:value-type="float">
            <text:p>3.923077</text:p>
          </table:table-cell>
          <table:table-cell table:style-name="ce3" table:formula="of:=[.P22]/[.B22]" office:value-type="float" office:value="0.014010989010989" calcext:value-type="float">
            <text:p>0.014011</text:p>
          </table:table-cell>
          <table:table-cell table:style-name="ce3"/>
        </table:table-row>
        <table:table-row table:style-name="ro1">
          <table:table-cell office:value-type="string" calcext:value-type="string">
            <text:p>ItemNeuronSAD </text:p>
          </table:table-cell>
          <table:table-cell office:value-type="float" office:value="3104" calcext:value-type="float">
            <text:p>3104</text:p>
          </table:table-cell>
          <table:table-cell office:value-type="float" office:value="1188" calcext:value-type="float">
            <text:p>1188</text:p>
          </table:table-cell>
          <table:table-cell table:style-name="ce1" office:value-type="percentage" office:value="38.27" calcext:value-type="percentage">
            <text:p>3827.00%</text:p>
          </table:table-cell>
          <table:table-cell table:style-name="ce1" table:formula="of:=[.D23]/100" office:value-type="percentage" office:value="0.3827" calcext:value-type="percentage">
            <text:p>38.27%</text:p>
          </table:table-cell>
          <table:table-cell office:value-type="float" office:value="100" calcext:value-type="float">
            <text:p>100</text:p>
          </table:table-cell>
          <table:table-cell office:value-type="float" office:value="532" calcext:value-type="float">
            <text:p>532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154" calcext:value-type="float">
            <text:p>154</text:p>
          </table:table-cell>
          <table:table-cell table:formula="of:=[.F23]+[.G23]+[.I23]+[.J23]" office:value-type="float" office:value="839" calcext:value-type="float">
            <text:p>839</text:p>
          </table:table-cell>
          <table:table-cell table:style-name="ce3" table:formula="of:=[.K23]/[.B23]" office:value-type="float" office:value="0.270296391752577" calcext:value-type="float">
            <text:p>0.270296</text:p>
          </table:table-cell>
          <table:table-cell table:style-name="ce4" table:formula="of:=[.G23]/[.F23]" office:value-type="float" office:value="5.32" calcext:value-type="float">
            <text:p>5.320</text:p>
          </table:table-cell>
          <table:table-cell table:style-name="ce4" table:formula="of:=[.J23]/[.I23]" office:value-type="float" office:value="2.90566037735849" calcext:value-type="float">
            <text:p>2.906</text:p>
          </table:table-cell>
          <table:table-cell table:style-name="ce5" table:formula="of:=([.J23]+[.G23])/[.B23]" office:value-type="float" office:value="0.221005154639175" calcext:value-type="float">
            <text:p>0.2210</text:p>
          </table:table-cell>
          <table:table-cell table:style-name="ce3" table:formula="of:=([.J23]+[.G23])/([.I23]+[.F23])" office:value-type="float" office:value="4.48366013071895" calcext:value-type="float">
            <text:p>4.483660</text:p>
          </table:table-cell>
          <table:table-cell table:style-name="ce3" table:formula="of:=[.P23]/[.B23]" office:value-type="float" office:value="0.00144447813489657" calcext:value-type="float">
            <text:p>0.001444</text:p>
          </table:table-cell>
          <table:table-cell table:style-name="ce3"/>
        </table:table-row>
        <table:table-row table:style-name="ro1">
          <table:table-cell office:value-type="string" calcext:value-type="string">
            <text:p>ChatEnvio 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table:style-name="ce1" office:value-type="percentage" office:value="38.37" calcext:value-type="percentage">
            <text:p>3837.00%</text:p>
          </table:table-cell>
          <table:table-cell table:style-name="ce1" table:formula="of:=[.D24]/100" office:value-type="percentage" office:value="0.3837" calcext:value-type="percentage">
            <text:p>38.37%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F24]+[.G24]+[.I24]+[.J24]" office:value-type="float" office:value="23" calcext:value-type="float">
            <text:p>23</text:p>
          </table:table-cell>
          <table:table-cell table:style-name="ce3" table:formula="of:=[.K24]/[.B24]" office:value-type="float" office:value="0.267441860465116" calcext:value-type="float">
            <text:p>0.267442</text:p>
          </table:table-cell>
          <table:table-cell table:style-name="ce4" table:formula="of:=[.G24]/[.F24]" office:value-type="float" office:value="4.66666666666667" calcext:value-type="float">
            <text:p>4.667</text:p>
          </table:table-cell>
          <table:table-cell table:style-name="ce4" table:formula="of:=[.J24]/[.I24]" office:value-type="float" office:value="2" calcext:value-type="float">
            <text:p>2.000</text:p>
          </table:table-cell>
          <table:table-cell table:style-name="ce5" table:formula="of:=([.J24]+[.G24])/[.B24]" office:value-type="float" office:value="0.209302325581395" calcext:value-type="float">
            <text:p>0.2093</text:p>
          </table:table-cell>
          <table:table-cell table:style-name="ce3" table:formula="of:=([.J24]+[.G24])/([.I24]+[.F24])" office:value-type="float" office:value="3.6" calcext:value-type="float">
            <text:p>3.600000</text:p>
          </table:table-cell>
          <table:table-cell table:style-name="ce3" table:formula="of:=[.P24]/[.B24]" office:value-type="float" office:value="0.0418604651162791" calcext:value-type="float">
            <text:p>0.041860</text:p>
          </table:table-cell>
          <table:table-cell/>
        </table:table-row>
        <table:table-row table:style-name="ro1">
          <table:table-cell office:value-type="string" calcext:value-type="string">
            <text:p>MapeamentoRadar </text:p>
          </table:table-cell>
          <table:table-cell office:value-type="float" office:value="369" calcext:value-type="float">
            <text:p>369</text:p>
          </table:table-cell>
          <table:table-cell office:value-type="float" office:value="143" calcext:value-type="float">
            <text:p>143</text:p>
          </table:table-cell>
          <table:table-cell table:style-name="ce1" office:value-type="percentage" office:value="38.75" calcext:value-type="percentage">
            <text:p>3875.00%</text:p>
          </table:table-cell>
          <table:table-cell table:style-name="ce1" table:formula="of:=[.D25]/100" office:value-type="percentage" office:value="0.3875" calcext:value-type="percentage">
            <text:p>38.75%</text:p>
          </table:table-cell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F25]+[.G25]+[.I25]+[.J25]" office:value-type="float" office:value="107" calcext:value-type="float">
            <text:p>107</text:p>
          </table:table-cell>
          <table:table-cell table:style-name="ce3" table:formula="of:=[.K25]/[.B25]" office:value-type="float" office:value="0.289972899728997" calcext:value-type="float">
            <text:p>0.289973</text:p>
          </table:table-cell>
          <table:table-cell table:style-name="ce4" table:formula="of:=[.G25]/[.F25]" office:value-type="float" office:value="4.11764705882353" calcext:value-type="float">
            <text:p>4.118</text:p>
          </table:table-cell>
          <table:table-cell table:style-name="ce4" table:formula="of:=[.J25]/[.I25]" office:value-type="float" office:value="3" calcext:value-type="float">
            <text:p>3.000</text:p>
          </table:table-cell>
          <table:table-cell table:style-name="ce5" table:formula="of:=([.J25]+[.G25])/[.B25]" office:value-type="float" office:value="0.230352303523035" calcext:value-type="float">
            <text:p>0.2304</text:p>
          </table:table-cell>
          <table:table-cell table:style-name="ce3" table:formula="of:=([.J25]+[.G25])/([.I25]+[.F25])" office:value-type="float" office:value="3.86363636363636" calcext:value-type="float">
            <text:p>3.863636</text:p>
          </table:table-cell>
          <table:table-cell table:style-name="ce3" table:formula="of:=[.P25]/[.B25]" office:value-type="float" office:value="0.0104705592510471" calcext:value-type="float">
            <text:p>0.010471</text:p>
          </table:table-cell>
          <table:table-cell/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161" calcext:value-type="float">
            <text:p>161</text:p>
          </table:table-cell>
          <table:table-cell office:value-type="float" office:value="63" calcext:value-type="float">
            <text:p>63</text:p>
          </table:table-cell>
          <table:table-cell table:style-name="ce1" office:value-type="percentage" office:value="39.13" calcext:value-type="percentage">
            <text:p>3913.00%</text:p>
          </table:table-cell>
          <table:table-cell table:style-name="ce1" table:formula="of:=[.D26]/100" office:value-type="percentage" office:value="0.3913" calcext:value-type="percentage">
            <text:p>39.13%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F26]+[.G26]+[.I26]+[.J26]" office:value-type="float" office:value="36" calcext:value-type="float">
            <text:p>36</text:p>
          </table:table-cell>
          <table:table-cell table:style-name="ce3" table:formula="of:=[.K26]/[.B26]" office:value-type="float" office:value="0.22360248447205" calcext:value-type="float">
            <text:p>0.223602</text:p>
          </table:table-cell>
          <table:table-cell table:style-name="ce4" table:formula="of:=[.G26]/[.F26]" office:value-type="float" office:value="3.5" calcext:value-type="float">
            <text:p>3.500</text:p>
          </table:table-cell>
          <table:table-cell table:style-name="ce4" table:formula="of:=[.J26]/[.I26]" office:value-type="float" office:value="0.8" calcext:value-type="float">
            <text:p>0.800</text:p>
          </table:table-cell>
          <table:table-cell table:style-name="ce5" table:formula="of:=([.J26]+[.G26])/[.B26]" office:value-type="float" office:value="0.15527950310559" calcext:value-type="float">
            <text:p>0.1553</text:p>
          </table:table-cell>
          <table:table-cell table:style-name="ce3" table:formula="of:=([.J26]+[.G26])/([.I26]+[.F26])" office:value-type="float" office:value="2.27272727272727" calcext:value-type="float">
            <text:p>2.272727</text:p>
          </table:table-cell>
          <table:table-cell table:style-name="ce3" table:formula="of:=[.P26]/[.B26]" office:value-type="float" office:value="0.0141163184641446" calcext:value-type="float">
            <text:p>0.014116</text:p>
          </table:table-cell>
          <table:table-cell/>
        </table:table-row>
        <table:table-row table:style-name="ro1">
          <table:table-cell office:value-type="string" calcext:value-type="string">
            <text:p>RedeRelacionamento </text:p>
          </table:table-cell>
          <table:table-cell office:value-type="float" office:value="519" calcext:value-type="float">
            <text:p>519</text:p>
          </table:table-cell>
          <table:table-cell office:value-type="float" office:value="205" calcext:value-type="float">
            <text:p>205</text:p>
          </table:table-cell>
          <table:table-cell table:style-name="ce1" office:value-type="percentage" office:value="39.49" calcext:value-type="percentage">
            <text:p>3949.00%</text:p>
          </table:table-cell>
          <table:table-cell table:style-name="ce1" table:formula="of:=[.D27]/100" office:value-type="percentage" office:value="0.3949" calcext:value-type="percentage">
            <text:p>39.49%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F27]+[.G27]+[.I27]+[.J27]" office:value-type="float" office:value="136" calcext:value-type="float">
            <text:p>136</text:p>
          </table:table-cell>
          <table:table-cell table:style-name="ce3" table:formula="of:=[.K27]/[.B27]" office:value-type="float" office:value="0.262042389210019" calcext:value-type="float">
            <text:p>0.262042</text:p>
          </table:table-cell>
          <table:table-cell table:style-name="ce4" table:formula="of:=[.G27]/[.F27]" office:value-type="float" office:value="1.83333333333333" calcext:value-type="float">
            <text:p>1.833</text:p>
          </table:table-cell>
          <table:table-cell table:style-name="ce4" table:formula="of:=[.J27]/[.I27]" office:value-type="float" office:value="2" calcext:value-type="float">
            <text:p>2.000</text:p>
          </table:table-cell>
          <table:table-cell table:style-name="ce5" table:formula="of:=([.J27]+[.G27])/[.B27]" office:value-type="float" office:value="0.171483622350674" calcext:value-type="float">
            <text:p>0.1715</text:p>
          </table:table-cell>
          <table:table-cell table:style-name="ce3" table:formula="of:=([.J27]+[.G27])/([.I27]+[.F27])" office:value-type="float" office:value="1.8936170212766" calcext:value-type="float">
            <text:p>1.893617</text:p>
          </table:table-cell>
          <table:table-cell table:style-name="ce3" table:formula="of:=[.P27]/[.B27]" office:value-type="float" office:value="0.00364858770958882" calcext:value-type="float">
            <text:p>0.003649</text:p>
          </table:table-cell>
          <table:table-cell/>
        </table:table-row>
        <table:table-row table:style-name="ro1">
          <table:table-cell office:value-type="string" calcext:value-type="string">
            <text:p>CalungaNeuronSAD 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style-name="ce1" office:value-type="percentage" office:value="39.65" calcext:value-type="percentage">
            <text:p>3965.00%</text:p>
          </table:table-cell>
          <table:table-cell table:style-name="ce1" table:formula="of:=[.D28]/100" office:value-type="percentage" office:value="0.3965" calcext:value-type="percentage">
            <text:p>39.6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F28]+[.G28]+[.I28]+[.J28]" office:value-type="float" office:value="9" calcext:value-type="float">
            <text:p>9</text:p>
          </table:table-cell>
          <table:table-cell table:style-name="ce3" table:formula="of:=[.K28]/[.B28]" office:value-type="float" office:value="0.155172413793103" calcext:value-type="float">
            <text:p>0.155172</text:p>
          </table:table-cell>
          <table:table-cell table:style-name="ce4" table:formula="of:=[.G28]/[.F28]" office:value-type="string" office:string-value="" calcext:value-type="error">
            <text:p>#DIV/0!</text:p>
          </table:table-cell>
          <table:table-cell table:style-name="ce4" table:formula="of:=[.J28]/[.I28]" office:value-type="float" office:value="2" calcext:value-type="float">
            <text:p>2.000</text:p>
          </table:table-cell>
          <table:table-cell table:style-name="ce5" table:formula="of:=([.J28]+[.G28])/[.B28]" office:value-type="float" office:value="0.103448275862069" calcext:value-type="float">
            <text:p>0.1034</text:p>
          </table:table-cell>
          <table:table-cell table:style-name="ce3" table:formula="of:=([.J28]+[.G28])/([.I28]+[.F28])" office:value-type="float" office:value="2" calcext:value-type="float">
            <text:p>2.000000</text:p>
          </table:table-cell>
          <table:table-cell table:style-name="ce3" table:formula="of:=[.P28]/[.B28]" office:value-type="float" office:value="0.0344827586206897" calcext:value-type="float">
            <text:p>0.034483</text:p>
          </table:table-cell>
          <table:table-cell/>
        </table:table-row>
        <table:table-row table:style-name="ro1">
          <table:table-cell office:value-type="string" calcext:value-type="string">
            <text:p>CalcoNeuronSAD </text:p>
          </table:table-cell>
          <table:table-cell office:value-type="float" office:value="1598" calcext:value-type="float">
            <text:p>1598</text:p>
          </table:table-cell>
          <table:table-cell office:value-type="float" office:value="636" calcext:value-type="float">
            <text:p>636</text:p>
          </table:table-cell>
          <table:table-cell table:style-name="ce1" office:value-type="percentage" office:value="39.79" calcext:value-type="percentage">
            <text:p>3979.00%</text:p>
          </table:table-cell>
          <table:table-cell table:style-name="ce1" table:formula="of:=[.D29]/100" office:value-type="percentage" office:value="0.3979" calcext:value-type="percentage">
            <text:p>39.79%</text:p>
          </table:table-cell>
          <table:table-cell office:value-type="float" office:value="59" calcext:value-type="float">
            <text:p>59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F29]+[.G29]+[.I29]+[.J29]" office:value-type="float" office:value="426" calcext:value-type="float">
            <text:p>426</text:p>
          </table:table-cell>
          <table:table-cell table:style-name="ce3" table:formula="of:=[.K29]/[.B29]" office:value-type="float" office:value="0.266583229036295" calcext:value-type="float">
            <text:p>0.266583</text:p>
          </table:table-cell>
          <table:table-cell table:style-name="ce4" table:formula="of:=[.G29]/[.F29]" office:value-type="float" office:value="3.5593220338983" calcext:value-type="float">
            <text:p>3.559</text:p>
          </table:table-cell>
          <table:table-cell table:style-name="ce4" table:formula="of:=[.J29]/[.I29]" office:value-type="float" office:value="2.56818181818182" calcext:value-type="float">
            <text:p>2.568</text:p>
          </table:table-cell>
          <table:table-cell table:style-name="ce5" table:formula="of:=([.J29]+[.G29])/[.B29]" office:value-type="float" office:value="0.202127659574468" calcext:value-type="float">
            <text:p>0.2021</text:p>
          </table:table-cell>
          <table:table-cell table:style-name="ce3" table:formula="of:=([.J29]+[.G29])/([.I29]+[.F29])" office:value-type="float" office:value="3.13592233009709" calcext:value-type="float">
            <text:p>3.135922</text:p>
          </table:table-cell>
          <table:table-cell table:style-name="ce3" table:formula="of:=[.P29]/[.B29]" office:value-type="float" office:value="0.00196240446188804" calcext:value-type="float">
            <text:p>0.001962</text:p>
          </table:table-cell>
          <table:table-cell/>
        </table:table-row>
        <table:table-row table:style-name="ro1">
          <table:table-cell office:value-type="string" calcext:value-type="string">
            <text:p>Configuracao </text:p>
          </table:table-cell>
          <table:table-cell office:value-type="float" office:value="248" calcext:value-type="float">
            <text:p>248</text:p>
          </table:table-cell>
          <table:table-cell office:value-type="float" office:value="99" calcext:value-type="float">
            <text:p>99</text:p>
          </table:table-cell>
          <table:table-cell table:style-name="ce1" office:value-type="percentage" office:value="39.91" calcext:value-type="percentage">
            <text:p>3991.00%</text:p>
          </table:table-cell>
          <table:table-cell table:style-name="ce1" table:formula="of:=[.D30]/100" office:value-type="percentage" office:value="0.3991" calcext:value-type="percentage">
            <text:p>39.91%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F30]+[.G30]+[.I30]+[.J30]" office:value-type="float" office:value="66" calcext:value-type="float">
            <text:p>66</text:p>
          </table:table-cell>
          <table:table-cell table:style-name="ce3" table:formula="of:=[.K30]/[.B30]" office:value-type="float" office:value="0.266129032258064" calcext:value-type="float">
            <text:p>0.266129</text:p>
          </table:table-cell>
          <table:table-cell table:style-name="ce4" table:formula="of:=[.G30]/[.F30]" office:value-type="float" office:value="2.2" calcext:value-type="float">
            <text:p>2.200</text:p>
          </table:table-cell>
          <table:table-cell table:style-name="ce4" table:formula="of:=[.J30]/[.I30]" office:value-type="float" office:value="1.57142857142857" calcext:value-type="float">
            <text:p>1.571</text:p>
          </table:table-cell>
          <table:table-cell table:style-name="ce5" table:formula="of:=([.J30]+[.G30])/[.B30]" office:value-type="float" office:value="0.17741935483871" calcext:value-type="float">
            <text:p>0.1774</text:p>
          </table:table-cell>
          <table:table-cell table:style-name="ce3" table:formula="of:=([.J30]+[.G30])/([.I30]+[.F30])" office:value-type="float" office:value="2" calcext:value-type="float">
            <text:p>2.000000</text:p>
          </table:table-cell>
          <table:table-cell table:style-name="ce3" table:formula="of:=[.P30]/[.B30]" office:value-type="float" office:value="0.00806451612903226" calcext:value-type="float">
            <text:p>0.008065</text:p>
          </table:table-cell>
          <table:table-cell/>
        </table:table-row>
        <table:table-row table:style-name="ro1">
          <table:table-cell office:value-type="string" calcext:value-type="string">
            <text:p>Radio 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" office:value-type="percentage" office:value="40" calcext:value-type="percentage">
            <text:p>4000.00%</text:p>
          </table:table-cell>
          <table:table-cell table:style-name="ce1" table:formula="of:=[.D31]/100" office:value-type="percentage" office:value="0.4" calcext:value-type="percentage">
            <text:p>40.00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+[.G31]+[.I31]+[.J31]" office:value-type="float" office:value="10" calcext:value-type="float">
            <text:p>10</text:p>
          </table:table-cell>
          <table:table-cell table:style-name="ce3" table:formula="of:=[.K31]/[.B31]" office:value-type="float" office:value="0.25" calcext:value-type="float">
            <text:p>0.250000</text:p>
          </table:table-cell>
          <table:table-cell table:style-name="ce4" table:formula="of:=[.G31]/[.F31]" office:value-type="float" office:value="2.5" calcext:value-type="float">
            <text:p>2.500</text:p>
          </table:table-cell>
          <table:table-cell table:style-name="ce4" table:formula="of:=[.J31]/[.I31]" office:value-type="float" office:value="2" calcext:value-type="float">
            <text:p>2.000</text:p>
          </table:table-cell>
          <table:table-cell table:style-name="ce5" table:formula="of:=([.J31]+[.G31])/[.B31]" office:value-type="float" office:value="0.175" calcext:value-type="float">
            <text:p>0.1750</text:p>
          </table:table-cell>
          <table:table-cell table:style-name="ce3" table:formula="of:=([.J31]+[.G31])/([.I31]+[.F31])" office:value-type="float" office:value="2.33333333333333" calcext:value-type="float">
            <text:p>2.333333</text:p>
          </table:table-cell>
          <table:table-cell table:style-name="ce3" table:formula="of:=[.P31]/[.B31]" office:value-type="float" office:value="0.0583333333333333" calcext:value-type="float">
            <text:p>0.058333</text:p>
          </table:table-cell>
          <table:table-cell/>
        </table:table-row>
        <table:table-row table:style-name="ro1">
          <table:table-cell office:value-type="string" calcext:value-type="string">
            <text:p>ProvedorSeguranca 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style-name="ce1" office:value-type="percentage" office:value="40" calcext:value-type="percentage">
            <text:p>4000.00%</text:p>
          </table:table-cell>
          <table:table-cell table:style-name="ce1" table:formula="of:=[.D32]/100" office:value-type="percentage" office:value="0.4" calcext:value-type="percentage">
            <text:p>40.00%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32]+[.G32]+[.I32]+[.J32]" office:value-type="float" office:value="35" calcext:value-type="float">
            <text:p>35</text:p>
          </table:table-cell>
          <table:table-cell table:style-name="ce3" table:formula="of:=[.K32]/[.B32]" office:value-type="float" office:value="0.241379310344828" calcext:value-type="float">
            <text:p>0.241379</text:p>
          </table:table-cell>
          <table:table-cell table:style-name="ce4" table:formula="of:=[.G32]/[.F32]" office:value-type="float" office:value="2" calcext:value-type="float">
            <text:p>2.000</text:p>
          </table:table-cell>
          <table:table-cell table:style-name="ce4" table:formula="of:=[.J32]/[.I32]" office:value-type="float" office:value="1.2" calcext:value-type="float">
            <text:p>1.200</text:p>
          </table:table-cell>
          <table:table-cell table:style-name="ce5" table:formula="of:=([.J32]+[.G32])/[.B32]" office:value-type="float" office:value="0.151724137931034" calcext:value-type="float">
            <text:p>0.1517</text:p>
          </table:table-cell>
          <table:table-cell table:style-name="ce3" table:formula="of:=([.J32]+[.G32])/([.I32]+[.F32])" office:value-type="float" office:value="1.69230769230769" calcext:value-type="float">
            <text:p>1.692308</text:p>
          </table:table-cell>
          <table:table-cell table:style-name="ce3" table:formula="of:=[.P32]/[.B32]" office:value-type="float" office:value="0.0116710875331565" calcext:value-type="float">
            <text:p>0.011671</text:p>
          </table:table-cell>
          <table:table-cell/>
        </table:table-row>
        <table:table-row table:style-name="ro1">
          <table:table-cell office:value-type="string" calcext:value-type="string">
            <text:p>UsuariosChat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table:style-name="ce1" office:value-type="percentage" office:value="40.5" calcext:value-type="percentage">
            <text:p>4050.00%</text:p>
          </table:table-cell>
          <table:table-cell table:style-name="ce1" table:formula="of:=[.D33]/100" office:value-type="percentage" office:value="0.405" calcext:value-type="percentage">
            <text:p>40.50%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3]+[.G33]+[.I33]+[.J33]" office:value-type="float" office:value="20" calcext:value-type="float">
            <text:p>20</text:p>
          </table:table-cell>
          <table:table-cell table:style-name="ce3" table:formula="of:=[.K33]/[.B33]" office:value-type="float" office:value="0.253164556962025" calcext:value-type="float">
            <text:p>0.253165</text:p>
          </table:table-cell>
          <table:table-cell table:style-name="ce4" table:formula="of:=[.G33]/[.F33]" office:value-type="float" office:value="3" calcext:value-type="float">
            <text:p>3.000</text:p>
          </table:table-cell>
          <table:table-cell table:style-name="ce4" table:formula="of:=[.J33]/[.I33]" office:value-type="float" office:value="3" calcext:value-type="float">
            <text:p>3.000</text:p>
          </table:table-cell>
          <table:table-cell table:style-name="ce5" table:formula="of:=([.J33]+[.G33])/[.B33]" office:value-type="float" office:value="0.189873417721519" calcext:value-type="float">
            <text:p>0.1899</text:p>
          </table:table-cell>
          <table:table-cell table:style-name="ce3" table:formula="of:=([.J33]+[.G33])/([.I33]+[.F33])" office:value-type="float" office:value="3" calcext:value-type="float">
            <text:p>3.000000</text:p>
          </table:table-cell>
          <table:table-cell table:style-name="ce3" table:formula="of:=[.P33]/[.B33]" office:value-type="float" office:value="0.0379746835443038" calcext:value-type="float">
            <text:p>0.037975</text:p>
          </table:table-cell>
          <table:table-cell/>
        </table:table-row>
        <table:table-row table:style-name="ro1">
          <table:table-cell office:value-type="string" calcext:value-type="string">
            <text:p>Simbolo 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ce1" office:value-type="percentage" office:value="40.81" calcext:value-type="percentage">
            <text:p>4081.00%</text:p>
          </table:table-cell>
          <table:table-cell table:style-name="ce1" table:formula="of:=[.D34]/100" office:value-type="percentage" office:value="0.4081" calcext:value-type="percentage">
            <text:p>40.81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F34]+[.G34]+[.I34]+[.J34]" office:value-type="float" office:value="9" calcext:value-type="float">
            <text:p>9</text:p>
          </table:table-cell>
          <table:table-cell table:style-name="ce3" table:formula="of:=[.K34]/[.B34]" office:value-type="float" office:value="0.183673469387755" calcext:value-type="float">
            <text:p>0.183673</text:p>
          </table:table-cell>
          <table:table-cell table:style-name="ce4" table:formula="of:=[.G34]/[.F34]" office:value-type="float" office:value="2.5" calcext:value-type="float">
            <text:p>2.500</text:p>
          </table:table-cell>
          <table:table-cell table:style-name="ce4" table:formula="of:=[.J34]/[.I34]" office:value-type="float" office:value="1" calcext:value-type="float">
            <text:p>1.000</text:p>
          </table:table-cell>
          <table:table-cell table:style-name="ce5" table:formula="of:=([.J34]+[.G34])/[.B34]" office:value-type="float" office:value="0.122448979591837" calcext:value-type="float">
            <text:p>0.1224</text:p>
          </table:table-cell>
          <table:table-cell table:style-name="ce3" table:formula="of:=([.J34]+[.G34])/([.I34]+[.F34])" office:value-type="float" office:value="2" calcext:value-type="float">
            <text:p>2.000000</text:p>
          </table:table-cell>
          <table:table-cell table:style-name="ce3" table:formula="of:=[.P34]/[.B34]" office:value-type="float" office:value="0.0408163265306122" calcext:value-type="float">
            <text:p>0.040816</text:p>
          </table:table-cell>
          <table:table-cell/>
        </table:table-row>
        <table:table-row table:style-name="ro1">
          <table:table-cell office:value-type="string" calcext:value-type="string">
            <text:p>Trajetoria 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table:style-name="ce1" office:value-type="percentage" office:value="41.42" calcext:value-type="percentage">
            <text:p>4142.00%</text:p>
          </table:table-cell>
          <table:table-cell table:style-name="ce1" table:formula="of:=[.D35]/100" office:value-type="percentage" office:value="0.4142" calcext:value-type="percentage">
            <text:p>41.42%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F35]+[.G35]+[.I35]+[.J35]" office:value-type="float" office:value="41" calcext:value-type="float">
            <text:p>41</text:p>
          </table:table-cell>
          <table:table-cell table:style-name="ce3" table:formula="of:=[.K35]/[.B35]" office:value-type="float" office:value="0.292857142857143" calcext:value-type="float">
            <text:p>0.292857</text:p>
          </table:table-cell>
          <table:table-cell table:style-name="ce4" table:formula="of:=[.G35]/[.F35]" office:value-type="float" office:value="3" calcext:value-type="float">
            <text:p>3.000</text:p>
          </table:table-cell>
          <table:table-cell table:style-name="ce4" table:formula="of:=[.J35]/[.I35]" office:value-type="float" office:value="3.25" calcext:value-type="float">
            <text:p>3.250</text:p>
          </table:table-cell>
          <table:table-cell table:style-name="ce5" table:formula="of:=([.J35]+[.G35])/[.B35]" office:value-type="float" office:value="0.221428571428571" calcext:value-type="float">
            <text:p>0.2214</text:p>
          </table:table-cell>
          <table:table-cell table:style-name="ce3" table:formula="of:=([.J35]+[.G35])/([.I35]+[.F35])" office:value-type="float" office:value="3.1" calcext:value-type="float">
            <text:p>3.100000</text:p>
          </table:table-cell>
          <table:table-cell table:style-name="ce3" table:formula="of:=[.P35]/[.B35]" office:value-type="float" office:value="0.0221428571428571" calcext:value-type="float">
            <text:p>0.022143</text:p>
          </table:table-cell>
          <table:table-cell/>
        </table:table-row>
        <table:table-row table:style-name="ro1">
          <table:table-cell office:value-type="string" calcext:value-type="string">
            <text:p>Certificado 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41.46" calcext:value-type="percentage">
            <text:p>4146.00%</text:p>
          </table:table-cell>
          <table:table-cell table:style-name="ce1" table:formula="of:=[.D36]/100" office:value-type="percentage" office:value="0.4146" calcext:value-type="percentage">
            <text:p>41.46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6]+[.G36]+[.I36]+[.J36]" office:value-type="float" office:value="7" calcext:value-type="float">
            <text:p>7</text:p>
          </table:table-cell>
          <table:table-cell table:style-name="ce3" table:formula="of:=[.K36]/[.B36]" office:value-type="float" office:value="0.170731707317073" calcext:value-type="float">
            <text:p>0.170732</text:p>
          </table:table-cell>
          <table:table-cell table:style-name="ce4" table:formula="of:=[.G36]/[.F36]" office:value-type="float" office:value="1" calcext:value-type="float">
            <text:p>1.000</text:p>
          </table:table-cell>
          <table:table-cell table:style-name="ce4" table:formula="of:=[.J36]/[.I36]" office:value-type="float" office:value="1.5" calcext:value-type="float">
            <text:p>1.500</text:p>
          </table:table-cell>
          <table:table-cell table:style-name="ce5" table:formula="of:=([.J36]+[.G36])/[.B36]" office:value-type="float" office:value="0.0975609756097561" calcext:value-type="float">
            <text:p>0.0976</text:p>
          </table:table-cell>
          <table:table-cell table:style-name="ce3" table:formula="of:=([.J36]+[.G36])/([.I36]+[.F36])" office:value-type="float" office:value="1.33333333333333" calcext:value-type="float">
            <text:p>1.333333</text:p>
          </table:table-cell>
          <table:table-cell table:style-name="ce3" table:formula="of:=[.P36]/[.B36]" office:value-type="float" office:value="0.032520325203252" calcext:value-type="float">
            <text:p>0.032520</text:p>
          </table:table-cell>
          <table:table-cell/>
        </table:table-row>
        <table:table-row table:style-name="ro1">
          <table:table-cell office:value-type="string" calcext:value-type="string">
            <text:p>LocalizadorNeuronSAD 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style-name="ce1" office:value-type="percentage" office:value="41.46" calcext:value-type="percentage">
            <text:p>4146.00%</text:p>
          </table:table-cell>
          <table:table-cell table:style-name="ce1" table:formula="of:=[.D37]/100" office:value-type="percentage" office:value="0.4146" calcext:value-type="percentage">
            <text:p>41.46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7]+[.G37]+[.I37]+[.J37]" office:value-type="float" office:value="9" calcext:value-type="float">
            <text:p>9</text:p>
          </table:table-cell>
          <table:table-cell table:style-name="ce3" table:formula="of:=[.K37]/[.B37]" office:value-type="float" office:value="0.219512195121951" calcext:value-type="float">
            <text:p>0.219512</text:p>
          </table:table-cell>
          <table:table-cell table:style-name="ce4" table:formula="of:=[.G37]/[.F37]" office:value-type="float" office:value="1" calcext:value-type="float">
            <text:p>1.000</text:p>
          </table:table-cell>
          <table:table-cell table:style-name="ce4" table:formula="of:=[.J37]/[.I37]" office:value-type="float" office:value="1.5" calcext:value-type="float">
            <text:p>1.500</text:p>
          </table:table-cell>
          <table:table-cell table:style-name="ce5" table:formula="of:=([.J37]+[.G37])/[.B37]" office:value-type="float" office:value="0.121951219512195" calcext:value-type="float">
            <text:p>0.1220</text:p>
          </table:table-cell>
          <table:table-cell table:style-name="ce3" table:formula="of:=([.J37]+[.G37])/([.I37]+[.F37])" office:value-type="float" office:value="1.25" calcext:value-type="float">
            <text:p>1.250000</text:p>
          </table:table-cell>
          <table:table-cell table:style-name="ce3" table:formula="of:=[.P37]/[.B37]" office:value-type="float" office:value="0.0304878048780488" calcext:value-type="float">
            <text:p>0.030488</text:p>
          </table:table-cell>
          <table:table-cell/>
        </table:table-row>
        <table:table-row table:style-name="ro1">
          <table:table-cell office:value-type="string" calcext:value-type="string">
            <text:p>XMLHighlighter 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1" office:value-type="percentage" office:value="41.66" calcext:value-type="percentage">
            <text:p>4166.00%</text:p>
          </table:table-cell>
          <table:table-cell table:style-name="ce1" table:formula="of:=[.D38]/100" office:value-type="percentage" office:value="0.4166" calcext:value-type="percentage">
            <text:p>41.66%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F38]+[.G38]+[.I38]+[.J38]" office:value-type="float" office:value="4" calcext:value-type="float">
            <text:p>4</text:p>
          </table:table-cell>
          <table:table-cell table:style-name="ce3" table:formula="of:=[.K38]/[.B38]" office:value-type="float" office:value="0.166666666666667" calcext:value-type="float">
            <text:p>0.166667</text:p>
          </table:table-cell>
          <table:table-cell table:style-name="ce4" table:formula="of:=[.G38]/[.F38]" office:value-type="float" office:value="1" calcext:value-type="float">
            <text:p>1.000</text:p>
          </table:table-cell>
          <table:table-cell table:style-name="ce4" table:formula="of:=[.J38]/[.I38]" office:value-type="float" office:value="1" calcext:value-type="float">
            <text:p>1.000</text:p>
          </table:table-cell>
          <table:table-cell table:style-name="ce5" table:formula="of:=([.J38]+[.G38])/[.B38]" office:value-type="float" office:value="0.0833333333333333" calcext:value-type="float">
            <text:p>0.0833</text:p>
          </table:table-cell>
          <table:table-cell table:style-name="ce3" table:formula="of:=([.J38]+[.G38])/([.I38]+[.F38])" office:value-type="float" office:value="1" calcext:value-type="float">
            <text:p>1.000000</text:p>
          </table:table-cell>
          <table:table-cell table:style-name="ce3" table:formula="of:=[.P38]/[.B38]" office:value-type="float" office:value="0.0416666666666667" calcext:value-type="float">
            <text:p>0.041667</text:p>
          </table:table-cell>
          <table:table-cell/>
        </table:table-row>
        <table:table-row table:style-name="ro1">
          <table:table-cell office:value-type="string" calcext:value-type="string">
            <text:p>Movimentacao 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table:style-name="ce1" office:value-type="percentage" office:value="41.87" calcext:value-type="percentage">
            <text:p>4187.00%</text:p>
          </table:table-cell>
          <table:table-cell table:style-name="ce1" table:formula="of:=[.D39]/100" office:value-type="percentage" office:value="0.4187" calcext:value-type="percentage">
            <text:p>41.87%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F39]+[.G39]+[.I39]+[.J39]" office:value-type="float" office:value="46" calcext:value-type="float">
            <text:p>46</text:p>
          </table:table-cell>
          <table:table-cell table:style-name="ce3" table:formula="of:=[.K39]/[.B39]" office:value-type="float" office:value="0.2875" calcext:value-type="float">
            <text:p>0.287500</text:p>
          </table:table-cell>
          <table:table-cell table:style-name="ce4" table:formula="of:=[.G39]/[.F39]" office:value-type="float" office:value="3.22222222222222" calcext:value-type="float">
            <text:p>3.222</text:p>
          </table:table-cell>
          <table:table-cell table:style-name="ce4" table:formula="of:=[.J39]/[.I39]" office:value-type="float" office:value="3" calcext:value-type="float">
            <text:p>3.000</text:p>
          </table:table-cell>
          <table:table-cell table:style-name="ce5" table:formula="of:=([.J39]+[.G39])/[.B39]" office:value-type="float" office:value="0.21875" calcext:value-type="float">
            <text:p>0.2188</text:p>
          </table:table-cell>
          <table:table-cell table:style-name="ce3" table:formula="of:=([.J39]+[.G39])/([.I39]+[.F39])" office:value-type="float" office:value="3.18181818181818" calcext:value-type="float">
            <text:p>3.181818</text:p>
          </table:table-cell>
          <table:table-cell table:style-name="ce3" table:formula="of:=[.P39]/[.B39]" office:value-type="float" office:value="0.0198863636363636" calcext:value-type="float">
            <text:p>0.019886</text:p>
          </table:table-cell>
          <table:table-cell/>
        </table:table-row>
        <table:table-row table:style-name="ro1">
          <table:table-cell office:value-type="string" calcext:value-type="string">
            <text:p>LocalizadorFiltro 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style-name="ce1" office:value-type="percentage" office:value="43.18" calcext:value-type="percentage">
            <text:p>4318.00%</text:p>
          </table:table-cell>
          <table:table-cell table:style-name="ce1" table:formula="of:=[.D40]/100" office:value-type="percentage" office:value="0.4318" calcext:value-type="percentage">
            <text:p>43.18%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40]+[.G40]+[.I40]+[.J40]" office:value-type="float" office:value="19" calcext:value-type="float">
            <text:p>19</text:p>
          </table:table-cell>
          <table:table-cell table:style-name="ce3" table:formula="of:=[.K40]/[.B40]" office:value-type="float" office:value="0.215909090909091" calcext:value-type="float">
            <text:p>0.215909</text:p>
          </table:table-cell>
          <table:table-cell table:style-name="ce4" table:formula="of:=[.G40]/[.F40]" office:value-type="float" office:value="2" calcext:value-type="float">
            <text:p>2.000</text:p>
          </table:table-cell>
          <table:table-cell table:style-name="ce4" table:formula="of:=[.J40]/[.I40]" office:value-type="float" office:value="0.75" calcext:value-type="float">
            <text:p>0.750</text:p>
          </table:table-cell>
          <table:table-cell table:style-name="ce5" table:formula="of:=([.J40]+[.G40])/[.B40]" office:value-type="float" office:value="0.125" calcext:value-type="float">
            <text:p>0.1250</text:p>
          </table:table-cell>
          <table:table-cell table:style-name="ce3" table:formula="of:=([.J40]+[.G40])/([.I40]+[.F40])" office:value-type="float" office:value="1.375" calcext:value-type="float">
            <text:p>1.375000</text:p>
          </table:table-cell>
          <table:table-cell table:style-name="ce3" table:formula="of:=[.P40]/[.B40]" office:value-type="float" office:value="0.015625" calcext:value-type="float">
            <text:p>0.015625</text:p>
          </table:table-cell>
          <table:table-cell/>
        </table:table-row>
        <table:table-row table:style-name="ro1">
          <table:table-cell office:value-type="string" calcext:value-type="string">
            <text:p>Instancias </text:p>
          </table:table-cell>
          <table:table-cell office:value-type="float" office:value="236" calcext:value-type="float">
            <text:p>236</text:p>
          </table:table-cell>
          <table:table-cell office:value-type="float" office:value="103" calcext:value-type="float">
            <text:p>103</text:p>
          </table:table-cell>
          <table:table-cell table:style-name="ce1" office:value-type="percentage" office:value="43.64" calcext:value-type="percentage">
            <text:p>4364.00%</text:p>
          </table:table-cell>
          <table:table-cell table:style-name="ce1" table:formula="of:=[.D41]/100" office:value-type="percentage" office:value="0.4364" calcext:value-type="percentage">
            <text:p>43.64%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F41]+[.G41]+[.I41]+[.J41]" office:value-type="float" office:value="53" calcext:value-type="float">
            <text:p>53</text:p>
          </table:table-cell>
          <table:table-cell table:style-name="ce3" table:formula="of:=[.K41]/[.B41]" office:value-type="float" office:value="0.224576271186441" calcext:value-type="float">
            <text:p>0.224576</text:p>
          </table:table-cell>
          <table:table-cell table:style-name="ce4" table:formula="of:=[.G41]/[.F41]" office:value-type="float" office:value="2.09090909090909" calcext:value-type="float">
            <text:p>2.091</text:p>
          </table:table-cell>
          <table:table-cell table:style-name="ce4" table:formula="of:=[.J41]/[.I41]" office:value-type="float" office:value="0.9" calcext:value-type="float">
            <text:p>0.900</text:p>
          </table:table-cell>
          <table:table-cell table:style-name="ce5" table:formula="of:=([.J41]+[.G41])/[.B41]" office:value-type="float" office:value="0.135593220338983" calcext:value-type="float">
            <text:p>0.1356</text:p>
          </table:table-cell>
          <table:table-cell table:style-name="ce3" table:formula="of:=([.J41]+[.G41])/([.I41]+[.F41])" office:value-type="float" office:value="1.52380952380952" calcext:value-type="float">
            <text:p>1.523810</text:p>
          </table:table-cell>
          <table:table-cell table:style-name="ce3" table:formula="of:=[.P41]/[.B41]" office:value-type="float" office:value="0.00645682001614205" calcext:value-type="float">
            <text:p>0.006457</text:p>
          </table:table-cell>
          <table:table-cell/>
        </table:table-row>
        <table:table-row table:style-name="ro1">
          <table:table-cell office:value-type="string" calcext:value-type="string">
            <text:p>CacheAccess 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style-name="ce1" office:value-type="percentage" office:value="47.36" calcext:value-type="percentage">
            <text:p>4736.00%</text:p>
          </table:table-cell>
          <table:table-cell table:style-name="ce1" table:formula="of:=[.D42]/100" office:value-type="percentage" office:value="0.4736" calcext:value-type="percentage">
            <text:p>47.36%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F42]+[.G42]+[.I42]+[.J42]" office:value-type="float" office:value="13" calcext:value-type="float">
            <text:p>13</text:p>
          </table:table-cell>
          <table:table-cell table:style-name="ce3" table:formula="of:=[.K42]/[.B42]" office:value-type="float" office:value="0.228070175438596" calcext:value-type="float">
            <text:p>0.228070</text:p>
          </table:table-cell>
          <table:table-cell table:style-name="ce4" table:formula="of:=[.G42]/[.F42]" office:value-type="float" office:value="1" calcext:value-type="float">
            <text:p>1.000</text:p>
          </table:table-cell>
          <table:table-cell table:style-name="ce4" table:formula="of:=[.J42]/[.I42]" office:value-type="float" office:value="1.33333333333333" calcext:value-type="float">
            <text:p>1.333</text:p>
          </table:table-cell>
          <table:table-cell table:style-name="ce5" table:formula="of:=([.J42]+[.G42])/[.B42]" office:value-type="float" office:value="0.12280701754386" calcext:value-type="float">
            <text:p>0.1228</text:p>
          </table:table-cell>
          <table:table-cell table:style-name="ce3" table:formula="of:=([.J42]+[.G42])/([.I42]+[.F42])" office:value-type="float" office:value="1.16666666666667" calcext:value-type="float">
            <text:p>1.166667</text:p>
          </table:table-cell>
          <table:table-cell table:style-name="ce3" table:formula="of:=[.P42]/[.B42]" office:value-type="float" office:value="0.0204678362573099" calcext:value-type="float">
            <text:p>0.020468</text:p>
          </table:table-cell>
          <table:table-cell/>
        </table:table-row>
        <table:table-row table:style-name="ro1">
          <table:table-cell office:value-type="string" calcext:value-type="string">
            <text:p>Backup 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style-name="ce1" office:value-type="percentage" office:value="51.85" calcext:value-type="percentage">
            <text:p>5185.00%</text:p>
          </table:table-cell>
          <table:table-cell table:style-name="ce1" table:formula="of:=[.D43]/100" office:value-type="percentage" office:value="0.5185" calcext:value-type="percentage">
            <text:p>51.8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F43]+[.G43]+[.I43]+[.J43]" office:value-type="float" office:value="4" calcext:value-type="float">
            <text:p>4</text:p>
          </table:table-cell>
          <table:table-cell table:style-name="ce3" table:formula="of:=[.K43]/[.B43]" office:value-type="float" office:value="0.148148148148148" calcext:value-type="float">
            <text:p>0.148148</text:p>
          </table:table-cell>
          <table:table-cell table:style-name="ce4" table:formula="of:=[.G43]/[.F43]" office:value-type="string" office:string-value="" calcext:value-type="error">
            <text:p>#DIV/0!</text:p>
          </table:table-cell>
          <table:table-cell table:style-name="ce4" table:formula="of:=[.J43]/[.I43]" office:value-type="float" office:value="1" calcext:value-type="float">
            <text:p>1.000</text:p>
          </table:table-cell>
          <table:table-cell table:style-name="ce5" table:formula="of:=([.J43]+[.G43])/[.B43]" office:value-type="float" office:value="0.0740740740740741" calcext:value-type="float">
            <text:p>0.0741</text:p>
          </table:table-cell>
          <table:table-cell table:style-name="ce3" table:formula="of:=([.J43]+[.G43])/([.I43]+[.F43])" office:value-type="float" office:value="1" calcext:value-type="float">
            <text:p>1.000000</text:p>
          </table:table-cell>
          <table:table-cell table:style-name="ce3" table:formula="of:=[.P43]/[.B43]" office:value-type="float" office:value="0.037037037037037" calcext:value-type="float">
            <text:p>0.037037</text:p>
          </table:table-cell>
          <table:table-cell/>
        </table:table-row>
        <table:table-row table:style-name="ro1">
          <table:table-cell office:value-type="string" calcext:value-type="string">
            <text:p>ComintNeuronSAD </text:p>
          </table:table-cell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table:style-name="ce1" office:value-type="percentage" office:value="51.85" calcext:value-type="percentage">
            <text:p>5185.00%</text:p>
          </table:table-cell>
          <table:table-cell table:style-name="ce1" table:formula="of:=[.D44]/100" office:value-type="percentage" office:value="0.5185" calcext:value-type="percentage">
            <text:p>51.85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44]+[.G44]+[.I44]+[.J44]" office:value-type="float" office:value="21" calcext:value-type="float">
            <text:p>21</text:p>
          </table:table-cell>
          <table:table-cell table:style-name="ce3" table:formula="of:=[.K44]/[.B44]" office:value-type="float" office:value="0.259259259259259" calcext:value-type="float">
            <text:p>0.259259</text:p>
          </table:table-cell>
          <table:table-cell table:style-name="ce4" table:formula="of:=[.G44]/[.F44]" office:value-type="float" office:value="2.66666666666667" calcext:value-type="float">
            <text:p>2.667</text:p>
          </table:table-cell>
          <table:table-cell table:style-name="ce4" table:formula="of:=[.J44]/[.I44]" office:value-type="float" office:value="1.5" calcext:value-type="float">
            <text:p>1.500</text:p>
          </table:table-cell>
          <table:table-cell table:style-name="ce5" table:formula="of:=([.J44]+[.G44])/[.B44]" office:value-type="float" office:value="0.17283950617284" calcext:value-type="float">
            <text:p>0.1728</text:p>
          </table:table-cell>
          <table:table-cell table:style-name="ce3" table:formula="of:=([.J44]+[.G44])/([.I44]+[.F44])" office:value-type="float" office:value="2" calcext:value-type="float">
            <text:p>2.000000</text:p>
          </table:table-cell>
          <table:table-cell table:style-name="ce3" table:formula="of:=[.P44]/[.B44]" office:value-type="float" office:value="0.0246913580246914" calcext:value-type="float">
            <text:p>0.024691</text:p>
          </table:table-cell>
          <table:table-cell/>
        </table:table-row>
        <table:table-row table:style-name="ro1" table:number-rows-repeated="104853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A1:Sheet1.AMJ44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0:02:38.433656587</meta:creation-date>
    <dc:date>2015-09-07T01:04:46.866617448</dc:date>
    <meta:editing-duration>PT3H15M55S</meta:editing-duration>
    <meta:editing-cycles>1</meta:editing-cycles>
    <meta:document-statistic meta:table-count="1" meta:cell-count="740" meta:object-count="0"/>
    <meta:generator>LibreOffice/4.2.8.2$Linux_X86_64 LibreOffice_project/420m0$Build-2</meta:generator>
  </office:meta>
</office:document-meta>
</file>